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lumnMaxValueIncrementer.getColum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umnMaxValueIncrementer.setColumnName(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umnMaxValueIncrementer.AbstractColumn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ColumnMaxValueIncrementer.setCacheSize( int cach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lumnMaxValueIncrementer.AbstractColumnMaxValueIncrementer( DataSource dataSource , String incrementerName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lumnMaxValueIncrement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lumnMaxValueIncrementer.get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